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fo:keep-with-next="always" style:may-break-between-rows="false"/>
    </style:style>
    <style:style style:name="Table1.A"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officeooo:rsid="001ea44c" officeooo:paragraph-rsid="001ea44c" style:font-weight-asian="bold" style:font-weight-complex="bold"/>
    </style:style>
    <style:style style:name="P2" style:family="paragraph" style:parent-style-name="Standard">
      <style:paragraph-properties fo:text-align="start" style:justify-single-word="false"/>
      <style:text-properties fo:font-weight="bold" officeooo:rsid="002455ee" officeooo:paragraph-rsid="002455ee" style:font-weight-asian="bold" style:font-weight-complex="bold"/>
    </style:style>
    <style:style style:name="P3" style:family="paragraph" style:parent-style-name="Standard">
      <style:paragraph-properties fo:text-align="start" style:justify-single-word="false"/>
      <style:text-properties fo:font-weight="bold" officeooo:rsid="00252412" officeooo:paragraph-rsid="002455ee" style:font-weight-asian="bold" style:font-weight-complex="bold"/>
    </style:style>
    <style:style style:name="P4" style:family="paragraph" style:parent-style-name="Standard">
      <style:paragraph-properties fo:text-align="center" style:justify-single-word="false"/>
      <style:text-properties fo:font-size="16pt" fo:font-weight="bold" officeooo:rsid="0025e49a" officeooo:paragraph-rsid="0025e49a"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weight="normal" officeooo:rsid="001ea44c" officeooo:paragraph-rsid="001ea44c" style:font-weight-asian="normal" style:font-weight-complex="normal"/>
    </style:style>
    <style:style style:name="P6" style:family="paragraph" style:parent-style-name="Standard">
      <style:paragraph-properties fo:text-align="start" style:justify-single-word="false"/>
      <style:text-properties fo:font-weight="normal" officeooo:rsid="002180cf" officeooo:paragraph-rsid="002180cf" style:font-weight-asian="normal" style:font-weight-complex="normal"/>
    </style:style>
    <style:style style:name="P7" style:family="paragraph" style:parent-style-name="Standard">
      <style:paragraph-properties fo:text-align="start" style:justify-single-word="false"/>
      <style:text-properties fo:font-weight="normal" officeooo:rsid="002383ce" officeooo:paragraph-rsid="002383ce" style:font-weight-asian="normal" style:font-weight-complex="normal"/>
    </style:style>
    <style:style style:name="P8" style:family="paragraph" style:parent-style-name="Standard">
      <style:paragraph-properties fo:text-align="start" style:justify-single-word="false"/>
      <style:text-properties fo:font-weight="normal" officeooo:rsid="00252412" officeooo:paragraph-rsid="00252412" style:font-weight-asian="normal" style:font-weight-complex="normal"/>
    </style:style>
    <style:style style:name="P9" style:family="paragraph" style:parent-style-name="Standard">
      <style:paragraph-properties fo:text-align="start" style:justify-single-word="false"/>
      <style:text-properties fo:font-weight="normal" officeooo:rsid="0025c762" officeooo:paragraph-rsid="0025c762" style:font-weight-asian="normal" style:font-weight-complex="normal"/>
    </style:style>
    <style:style style:name="P10" style:family="paragraph" style:parent-style-name="Standard">
      <style:paragraph-properties fo:text-align="start" style:justify-single-word="false"/>
      <style:text-properties fo:font-weight="normal" officeooo:rsid="00281ef1" officeooo:paragraph-rsid="00281ef1" style:font-weight-asian="normal" style:font-weight-complex="normal"/>
    </style:style>
    <style:style style:name="P11" style:family="paragraph" style:parent-style-name="Standard">
      <style:paragraph-properties fo:text-align="center" style:justify-single-word="false"/>
      <style:text-properties fo:font-size="14pt" fo:font-weight="bold" officeooo:rsid="0025e49a" officeooo:paragraph-rsid="0025e49a" style:font-size-asian="12.25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normal" officeooo:rsid="0026b7c1" officeooo:paragraph-rsid="0026b7c1" style:font-size-asian="12.25pt" style:font-weight-asian="normal" style:font-size-complex="14pt" style:font-weight-complex="normal"/>
    </style:style>
    <style:style style:name="P13" style:family="paragraph" style:parent-style-name="Table_20_Heading">
      <style:text-properties officeooo:rsid="002063c8" officeooo:paragraph-rsid="002063c8"/>
    </style:style>
    <style:style style:name="P14" style:family="paragraph" style:parent-style-name="Table_20_Contents">
      <style:paragraph-properties fo:text-align="start" style:justify-single-word="false"/>
      <style:text-properties officeooo:rsid="002063c8" officeooo:paragraph-rsid="002063c8"/>
    </style:style>
    <style:style style:name="T1" style:family="text">
      <style:text-properties officeooo:rsid="002180cf"/>
    </style:style>
    <style:style style:name="T2" style:family="text">
      <style:text-properties officeooo:rsid="0021b986"/>
    </style:style>
    <style:style style:name="T3" style:family="text">
      <style:text-properties officeooo:rsid="00252412"/>
    </style:style>
    <style:style style:name="T4" style:family="text">
      <style:text-properties officeooo:rsid="0025c76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mstelHaege Problem</text:p>
      <text:p text:style-name="P11">Heuristics 2018, Team YMCM</text:p>
      <text:p text:style-name="P12">Niki Kaldaridou, Thomas Kusters, Ziff Scholtens, Floris van der Steen</text:p>
      <text:p text:style-name="P12"/>
      <text:p text:style-name="P12"/>
      <text:p text:style-name="P1"/>
      <text:p text:style-name="P1">The problem</text:p>
      <text:p text:style-name="P1"/>
      <text:p text:style-name="P5">AmstelHaege is a residential area to be developed in the Duivendrechtse polder just outside of Amsterdam. The area of Amste<text:span text:style-name="T3">lH</text:span>aege is 200x170 meters and a plan must be made to place houses on this surface. There are three types of houses, a shown below <text:span text:style-name="T1">in Table 1</text:span>, each having a different set of characteristics.</text:p>
      <text:p text:style-name="P5"/>
      <table:table table:name="Table1" table:style-name="Table1">
        <table:table-column table:style-name="Table1.A" table:number-columns-repeated="4"/>
        <table:table-header-rows>
          <table:table-row>
            <table:table-cell table:style-name="Table1.A1" office:value-type="string">
              <text:p text:style-name="Table_20_Heading"/>
            </table:table-cell>
            <table:table-cell table:style-name="Table1.A1" office:value-type="string">
              <text:p text:style-name="P13">Family Home</text:p>
            </table:table-cell>
            <table:table-cell table:style-name="Table1.A1" office:value-type="string">
              <text:p text:style-name="P13">Bungalow</text:p>
            </table:table-cell>
            <table:table-cell table:style-name="Table1.D1" office:value-type="string">
              <text:p text:style-name="P13">Mansion</text:p>
            </table:table-cell>
          </table:table-row>
        </table:table-header-rows>
        <table:table-row>
          <table:table-cell table:style-name="Table1.A2" office:value-type="string">
            <text:p text:style-name="P14">Percentage</text:p>
          </table:table-cell>
          <table:table-cell table:style-name="Table1.A2" office:value-type="string">
            <text:p text:style-name="P14">50%</text:p>
          </table:table-cell>
          <table:table-cell table:style-name="Table1.A2" office:value-type="string">
            <text:p text:style-name="P14">30%</text:p>
          </table:table-cell>
          <table:table-cell table:style-name="Table1.D2" office:value-type="string">
            <text:p text:style-name="P14">20%</text:p>
          </table:table-cell>
        </table:table-row>
        <table:table-row>
          <table:table-cell table:style-name="Table1.A2" office:value-type="string">
            <text:p text:style-name="P14">Size</text:p>
          </table:table-cell>
          <table:table-cell table:style-name="Table1.A2" office:value-type="string">
            <text:p text:style-name="P14">8x8m</text:p>
          </table:table-cell>
          <table:table-cell table:style-name="Table1.A2" office:value-type="string">
            <text:p text:style-name="P14">10x7.5m</text:p>
          </table:table-cell>
          <table:table-cell table:style-name="Table1.D2" office:value-type="string">
            <text:p text:style-name="P14">11x10.5m</text:p>
          </table:table-cell>
        </table:table-row>
        <table:table-row>
          <table:table-cell table:style-name="Table1.A2" office:value-type="string">
            <text:p text:style-name="P14">Minimal clearance</text:p>
          </table:table-cell>
          <table:table-cell table:style-name="Table1.A2" office:value-type="string">
            <text:p text:style-name="P14">2m</text:p>
          </table:table-cell>
          <table:table-cell table:style-name="Table1.A2" office:value-type="string">
            <text:p text:style-name="P14">3m</text:p>
          </table:table-cell>
          <table:table-cell table:style-name="Table1.D2" office:value-type="string">
            <text:p text:style-name="P14">6m</text:p>
          </table:table-cell>
        </table:table-row>
        <table:table-row>
          <table:table-cell table:style-name="Table1.A2" office:value-type="string">
            <text:p text:style-name="P14">Price</text:p>
          </table:table-cell>
          <table:table-cell table:style-name="Table1.A2" office:value-type="string">
            <text:p text:style-name="P14">285000</text:p>
          </table:table-cell>
          <table:table-cell table:style-name="Table1.A2" office:value-type="string">
            <text:p text:style-name="P14">399000</text:p>
          </table:table-cell>
          <table:table-cell table:style-name="Table1.D2" office:value-type="string">
            <text:p text:style-name="P14">610000</text:p>
          </table:table-cell>
        </table:table-row>
        <table:table-row>
          <table:table-cell table:style-name="Table1.A2" office:value-type="string">
            <text:p text:style-name="P14">Price increase</text:p>
          </table:table-cell>
          <table:table-cell table:style-name="Table1.A2" office:value-type="string">
            <text:p text:style-name="P14">3%</text:p>
          </table:table-cell>
          <table:table-cell table:style-name="Table1.A2" office:value-type="string">
            <text:p text:style-name="P14">4%</text:p>
          </table:table-cell>
          <table:table-cell table:style-name="Table1.D2" office:value-type="string">
            <text:p text:style-name="P14">6%</text:p>
          </table:table-cell>
        </table:table-row>
      </table:table>
      <text:p text:style-name="Table">Table <text:sequence text:ref-name="refTable0" text:name="Table" text:formula="ooow:Table+1" style:num-format="1">1</text:sequence>: Characteristics for three types of houses to be placed in the area.</text:p>
      <text:p text:style-name="P5"/>
      <text:p text:style-name="P5"/>
      <text:p text:style-name="P6">The total number of houses is known and for the purposes of this problem we must consider three variations where we are given 40, 70 and 100 houses. The percentage for each type of house refers to <text:span text:style-name="T2">the percentage of houses that must be of that type. The size gives us the height and width of the house, which we are allowed to rotate. Clearance of a structure (house) is defined here as the shortest distance between all points on the surface of that structure to all points on the surface of all other structures. A minimal clearance is given and required for each type of house. Finally, we are given the starting price in euros and the price increase for each additional meter of clearance on top of minimal clearance.</text:span></text:p>
      <text:p text:style-name="P6"/>
      <text:p text:style-name="P7">Further requirements include the installment of bodies of water and playgrounds. 20% of the total area must consist of surface water with at most four different bodies of water. Each body of water must have a height-width ratio of at least 1:4, meaning that thinner strips are not permitted. Water is not considered a structure and therefore counts as clearance.</text:p>
      <text:p text:style-name="P7"/>
      <text:p text:style-name="P7">Playgrounds are 30x20 meters and should be placed in such a way so that each house is no more than 50 meters away. A playground costs 500000 euros and does not count as clearance. There is no restriction on number of playgrounds.</text:p>
      <text:p text:style-name="P7"/>
      <text:p text:style-name="P2">The goal is to create a housing plan of the area to maximise the total price.</text:p>
      <text:p text:style-name="P3"/>
      <text:p text:style-name="P8">Having defined the problem and the goal, <text:span text:style-name="T4">we measure performance by the total price achieved and must yet define an acceptable price for the purpose of defining a goal state. Initially at least we define a <text:s/>goal state as one that satisfies all the requirements regardless of the total price achieved.</text:span></text:p>
      <text:p text:style-name="P8"><text:soft-page-break/>Given the level of complexity of the given problem our aim is to program a <text:span text:style-name="T4">goal-based</text:span> agent <text:span text:style-name="T4">whose task it is to take actions which will lead to a goal state.</text:span></text:p>
      <text:p text:style-name="P9">The environment of this problem is observable as the agent is aware of the current state and discrete as we have a finite set of actions to choose from. (how many?). Environment is also deterministic and known.</text:p>
      <text:p text:style-name="P10">Approaches: random, hill climber, simulated anneal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 </meta:initial-creator>
    <meta:creation-date>2018-01-14T16:26:38.578997114</meta:creation-date>
    <dc:date>2018-01-14T17:56:15.966574913</dc:date>
    <dc:creator>nik </dc:creator>
    <meta:editing-duration>PT1H14M19S</meta:editing-duration>
    <meta:editing-cycles>11</meta:editing-cycles>
    <meta:generator>LibreOffice/4.2.8.2$Linux_X86_64 LibreOffice_project/420m0$Build-2</meta:generator>
    <meta:document-statistic meta:table-count="1" meta:image-count="0" meta:object-count="0" meta:page-count="2" meta:paragraph-count="37" meta:word-count="486" meta:character-count="2754" meta:non-whitespace-character-count="2304"/>
  </office:meta>
</office:document-meta>
</file>